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avg_nodes</text:p>
          </table:table-cell>
          <table:table-cell office:value-type="string" calcext:value-type="string">
            <text:p>avg_depth</text:p>
          </table:table-cell>
          <table:table-cell office:value-type="string" calcext:value-type="string">
            <text:p>roc_train</text:p>
          </table:table-cell>
          <table:table-cell office:value-type="string" calcext:value-type="string">
            <text:p>roc_test</text:p>
          </table:table-cell>
          <table:table-cell office:value-type="string" calcext:value-type="string">
            <text:p>recall_b</text:p>
          </table:table-cell>
          <table:table-cell office:value-type="string" calcext:value-type="string">
            <text:p>recall_te</text:p>
          </table:table-cell>
          <table:table-cell office:value-type="string" calcext:value-type="string">
            <text:p>recall_tr</text:p>
          </table:table-cell>
          <table:table-cell office:value-type="string" calcext:value-type="string">
            <text:p>precision_b</text:p>
          </table:table-cell>
          <table:table-cell office:value-type="string" calcext:value-type="string">
            <text:p>precision_te</text:p>
          </table:table-cell>
          <table:table-cell office:value-type="string" calcext:value-type="string">
            <text:p>precision_tr</text:p>
          </table:table-cell>
          <table:table-cell office:value-type="string" calcext:value-type="string">
            <text:p>f1_b</text:p>
          </table:table-cell>
          <table:table-cell office:value-type="string" calcext:value-type="string">
            <text:p>f1_te</text:p>
          </table:table-cell>
          <table:table-cell office:value-type="string" calcext:value-type="string">
            <text:p>f1_tr</text:p>
          </table:table-cell>
          <table:table-cell office:value-type="string" calcext:value-type="string">
            <text:p>roc_b</text:p>
          </table:table-cell>
          <table:table-cell office:value-type="string" calcext:value-type="string">
            <text:p>roc_te</text:p>
          </table:table-cell>
          <table:table-cell office:value-type="string" calcext:value-type="string">
            <text:p>roc_t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.84297" calcext:value-type="float">
            <text:p>0,84297</text:p>
          </table:table-cell>
          <table:table-cell office:value-type="float" office:value="0.8422" calcext:value-type="float">
            <text:p>0,842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.842" calcext:value-type="float">
            <text:p>0,842</text:p>
          </table:table-cell>
          <table:table-cell office:value-type="float" office:value="0.84191" calcext:value-type="float">
            <text:p>0,8419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.84169" calcext:value-type="float">
            <text:p>0,84169</text:p>
          </table:table-cell>
          <table:table-cell office:value-type="float" office:value="0.84203" calcext:value-type="float">
            <text:p>0,8420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.84104" calcext:value-type="float">
            <text:p>0,84104</text:p>
          </table:table-cell>
          <table:table-cell office:value-type="float" office:value="0.84575" calcext:value-type="float">
            <text:p>0,8457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0.84008" calcext:value-type="float">
            <text:p>0,84008</text:p>
          </table:table-cell>
          <table:table-cell office:value-type="float" office:value="0.84912" calcext:value-type="float">
            <text:p>0,8491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4029" calcext:value-type="float">
            <text:p>0,84029</text:p>
          </table:table-cell>
          <table:table-cell office:value-type="float" office:value="0.84379" calcext:value-type="float">
            <text:p>0,8437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5" calcext:value-type="float">
            <text:p>0,15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3" calcext:value-type="float">
            <text:p>0,71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84038" calcext:value-type="float">
            <text:p>0,84038</text:p>
          </table:table-cell>
          <table:table-cell office:value-type="float" office:value="0.84565" calcext:value-type="float">
            <text:p>0,8456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84047" calcext:value-type="float">
            <text:p>0,84047</text:p>
          </table:table-cell>
          <table:table-cell office:value-type="float" office:value="0.84546" calcext:value-type="float">
            <text:p>0,84546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47" calcext:value-type="float">
            <text:p>0,47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3" calcext:value-type="float">
            <text:p>0,71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.84045" calcext:value-type="float">
            <text:p>0,84045</text:p>
          </table:table-cell>
          <table:table-cell office:value-type="float" office:value="0.84568" calcext:value-type="float">
            <text:p>0,845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84044" calcext:value-type="float">
            <text:p>0,84044</text:p>
          </table:table-cell>
          <table:table-cell office:value-type="float" office:value="0.84211" calcext:value-type="float">
            <text:p>0,8421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5" calcext:value-type="float">
            <text:p>0,85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3" calcext:value-type="float">
            <text:p>0,71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4687" calcext:value-type="float">
            <text:p>0,846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8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.84066" calcext:value-type="float">
            <text:p>0,84066</text:p>
          </table:table-cell>
          <table:table-cell office:value-type="float" office:value="0.84752" calcext:value-type="float">
            <text:p>0,847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.84066" calcext:value-type="float">
            <text:p>0,84066</text:p>
          </table:table-cell>
          <table:table-cell office:value-type="float" office:value="0.84444" calcext:value-type="float">
            <text:p>0,84444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85" calcext:value-type="float">
            <text:p>0,85</text:p>
          </table:table-cell>
          <table:table-cell office:value-type="float" office:value="0.97" calcext:value-type="float">
            <text:p>0,97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3" calcext:value-type="float">
            <text:p>0,71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.84166" calcext:value-type="float">
            <text:p>0,84166</text:p>
          </table:table-cell>
          <table:table-cell office:value-type="float" office:value="0.84338" calcext:value-type="float">
            <text:p>0,843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3" calcext:value-type="float">
            <text:p>0,71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0.84173" calcext:value-type="float">
            <text:p>0,84173</text:p>
          </table:table-cell>
          <table:table-cell office:value-type="float" office:value="0.84341" calcext:value-type="float">
            <text:p>0,843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0.98" calcext:value-type="float">
            <text:p>0,98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13" calcext:value-type="float">
            <text:p>0,71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4762" calcext:value-type="float">
            <text:p>0,847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47" calcext:value-type="float">
            <text:p>0,47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075" calcext:value-type="float">
            <text:p>0,84075</text:p>
          </table:table-cell>
          <table:table-cell office:value-type="float" office:value="0.84799" calcext:value-type="float">
            <text:p>0,8479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078" calcext:value-type="float">
            <text:p>0,84078</text:p>
          </table:table-cell>
          <table:table-cell office:value-type="float" office:value="0.84959" calcext:value-type="float">
            <text:p>0,8495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78" calcext:value-type="float">
            <text:p>0,77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082" calcext:value-type="float">
            <text:p>0,84082</text:p>
          </table:table-cell>
          <table:table-cell office:value-type="float" office:value="0.84627" calcext:value-type="float">
            <text:p>0,84627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8407" calcext:value-type="float">
            <text:p>0,8407</text:p>
          </table:table-cell>
          <table:table-cell office:value-type="float" office:value="0.84772" calcext:value-type="float">
            <text:p>0,8477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77" calcext:value-type="float">
            <text:p>0,777</text:p>
          </table:table-cell>
        </table:table-row>
      </table:table>
      <table:table table:name="Planilha2" table:style-name="ta1">
        <table:shapes>
          <draw:frame draw:z-index="0" draw:style-name="gr1" draw:text-style-name="P1" svg:width="24.449cm" svg:height="13.752cm" svg:x="0.001cm" svg:y="0.001cm">
            <draw:object draw:notify-on-update-of-ranges="features.A2:features.A21 features.E1:features.E1 features.E2:features.E21 features.A2:features.A21 features.G1:features.G1 features.G2:features.G21 features.A2:features.A21 features.J1:features.J1 features.J2:features.J21 features.A2:features.A21 features.M1:features.M1 features.M2:features.M21 features.A2:features.A21 features.R1:features.R1 features.R2:features.R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8T14:05:22.573918301</dc:date>
    <meta:editing-duration>PT10M33S</meta:editing-duration>
    <meta:editing-cycles>1</meta:editing-cycles>
    <meta:document-statistic meta:table-count="2" meta:cell-count="378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05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Iosevka" style:font-style-name="Itálico Negrito" fo:font-size="10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1.25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Iosevka" style:font-style-name="Itálico Negrito" fo:font-size="10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650953" draw:fill-color="#65095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45cm" svg:height="13.753cm" xlink:href=".." xlink:type="simple" chart:class="chart:scatter" chart:style-name="ch1">
        <chart:title svg:x="9.215cm" svg:y="0.411cm" chart:style-name="ch2">
          <text:p>Variando Qnt. Variáveis</text:p>
        </chart:title>
        <chart:legend chart:legend-position="end" svg:x="21.13cm" svg:y="5.513cm" style:legend-expansion="high" chart:style-name="ch3"/>
        <chart:plot-area chart:style-name="ch4" table:cell-range-address="features.A2:features.A21 features.E1:features.E21 features.G1:features.G21 features.J1:features.J21 features.M1:features.M21 features.R1:features.R21" chart:data-source-has-labels="row" svg:x="1.632cm" svg:y="1.631cm" svg:width="19.009cm" svg:height="10.734cm">
          <chartooo:coordinate-region svg:x="2.589cm" svg:y="1.844cm" svg:width="18.052cm" svg:height="9.847cm"/>
          <chart:axis chart:dimension="x" chart:name="primary-x" chart:style-name="ch5">
            <chart:title svg:x="9.689cm" svg:y="12.64cm" chart:style-name="ch6">
              <text:p>Qnt. Variáveis</text:p>
            </chart:title>
          </chart:axis>
          <chart:axis chart:dimension="y" chart:name="primary-y" chart:style-name="ch7">
            <chart:title svg:x="0.451cm" svg:y="8.05cm" chart:style-name="ch8">
              <text:p>Desempenho</text:p>
            </chart:title>
            <chart:grid chart:style-name="ch9" chart:class="major"/>
          </chart:axis>
          <chart:series chart:style-name="ch10" chart:values-cell-range-address="features.E2:features.E21" chart:label-cell-address="features.E1:features.E1" chart:class="chart:scatter">
            <chart:domain table:cell-range-address="features.A2:features.A21"/>
            <chart:data-point chart:repeated="20"/>
          </chart:series>
          <chart:series chart:style-name="ch11" chart:values-cell-range-address="features.G2:features.G21" chart:label-cell-address="features.G1:features.G1" chart:class="chart:scatter">
            <chart:data-point chart:repeated="20"/>
          </chart:series>
          <chart:series chart:style-name="ch12" chart:values-cell-range-address="features.J2:features.J21" chart:label-cell-address="features.J1:features.J1" chart:class="chart:scatter">
            <chart:data-point chart:repeated="20"/>
          </chart:series>
          <chart:series chart:style-name="ch13" chart:values-cell-range-address="features.M2:features.M21" chart:label-cell-address="features.M1:features.M1" chart:class="chart:scatter">
            <chart:data-point chart:repeated="20"/>
          </chart:series>
          <chart:series chart:style-name="ch14" chart:values-cell-range-address="features.R2:features.R21" chart:label-cell-address="features.R1:features.R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roc_test</text:p>
                <draw:g>
                  <svg:desc>features.E1:features.E1</svg:desc>
                </draw:g>
              </table:table-cell>
              <table:table-cell office:value-type="string">
                <text:p>recall_te</text:p>
                <draw:g>
                  <svg:desc>features.G1:features.G1</svg:desc>
                </draw:g>
              </table:table-cell>
              <table:table-cell office:value-type="string">
                <text:p>precision_te</text:p>
                <draw:g>
                  <svg:desc>features.J1:features.J1</svg:desc>
                </draw:g>
              </table:table-cell>
              <table:table-cell office:value-type="string">
                <text:p>f1_te</text:p>
                <draw:g>
                  <svg:desc>features.M1:features.M1</svg:desc>
                </draw:g>
              </table:table-cell>
              <table:table-cell office:value-type="string">
                <text:p>accuracy</text:p>
                <draw:g>
                  <svg:desc>features.R1:feature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features.A2:features.A21</svg:desc>
                </draw:g>
              </table:table-cell>
              <table:table-cell office:value-type="float" office:value="0.8422">
                <text:p>0.8422</text:p>
                <draw:g>
                  <svg:desc>features.E2:features.E21</svg:desc>
                </draw:g>
              </table:table-cell>
              <table:table-cell office:value-type="float" office:value="0.06">
                <text:p>0.06</text:p>
                <draw:g>
                  <svg:desc>features.G2:features.G21</svg:desc>
                </draw:g>
              </table:table-cell>
              <table:table-cell office:value-type="float" office:value="0.92">
                <text:p>0.92</text:p>
                <draw:g>
                  <svg:desc>features.J2:features.J21</svg:desc>
                </draw:g>
              </table:table-cell>
              <table:table-cell office:value-type="float" office:value="0.12">
                <text:p>0.12</text:p>
                <draw:g>
                  <svg:desc>features.M2:features.M21</svg:desc>
                </draw:g>
              </table:table-cell>
              <table:table-cell office:value-type="float" office:value="0.708">
                <text:p>0.708</text:p>
                <draw:g>
                  <svg:desc>features.R2:features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4191">
                <text:p>0.84191</text:p>
              </table:table-cell>
              <table:table-cell office:value-type="float" office:value="0.08">
                <text:p>0.08</text:p>
              </table:table-cell>
              <table:table-cell office:value-type="float" office:value="0.93">
                <text:p>0.93</text:p>
              </table:table-cell>
              <table:table-cell office:value-type="float" office:value="0.14">
                <text:p>0.14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84203">
                <text:p>0.84203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14">
                <text:p>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84575">
                <text:p>0.84575</text:p>
              </table:table-cell>
              <table:table-cell office:value-type="float" office:value="0.08">
                <text:p>0.08</text:p>
              </table:table-cell>
              <table:table-cell office:value-type="float" office:value="0.93">
                <text:p>0.93</text:p>
              </table:table-cell>
              <table:table-cell office:value-type="float" office:value="0.14">
                <text:p>0.14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84912">
                <text:p>0.84912</text:p>
              </table:table-cell>
              <table:table-cell office:value-type="float" office:value="0.09">
                <text:p>0.09</text:p>
              </table:table-cell>
              <table:table-cell office:value-type="float" office:value="0.94">
                <text:p>0.94</text:p>
              </table:table-cell>
              <table:table-cell office:value-type="float" office:value="0.17">
                <text:p>0.1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84379">
                <text:p>0.84379</text:p>
              </table:table-cell>
              <table:table-cell office:value-type="float" office:value="0.08">
                <text:p>0.08</text:p>
              </table:table-cell>
              <table:table-cell office:value-type="float" office:value="0.94">
                <text:p>0.94</text:p>
              </table:table-cell>
              <table:table-cell office:value-type="float" office:value="0.15">
                <text:p>0.15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84565">
                <text:p>0.84565</text:p>
              </table:table-cell>
              <table:table-cell office:value-type="float" office:value="0.09">
                <text:p>0.09</text:p>
              </table:table-cell>
              <table:table-cell office:value-type="float" office:value="0.89">
                <text:p>0.89</text:p>
              </table:table-cell>
              <table:table-cell office:value-type="float" office:value="0.17">
                <text:p>0.17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84546">
                <text:p>0.84546</text:p>
              </table:table-cell>
              <table:table-cell office:value-type="float" office:value="0.09">
                <text:p>0.09</text:p>
              </table:table-cell>
              <table:table-cell office:value-type="float" office:value="0.89">
                <text:p>0.89</text:p>
              </table:table-cell>
              <table:table-cell office:value-type="float" office:value="0.16">
                <text:p>0.16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84568">
                <text:p>0.84568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17">
                <text:p>0.1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4211">
                <text:p>0.84211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.17">
                <text:p>0.17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84687">
                <text:p>0.84687</text:p>
              </table:table-cell>
              <table:table-cell office:value-type="float" office:value="0.1">
                <text:p>0.1</text:p>
              </table:table-cell>
              <table:table-cell office:value-type="float" office:value="0.86">
                <text:p>0.86</text:p>
              </table:table-cell>
              <table:table-cell office:value-type="float" office:value="0.18">
                <text:p>0.1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84752">
                <text:p>0.84752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17">
                <text:p>0.1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84444">
                <text:p>0.84444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.17">
                <text:p>0.17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4338">
                <text:p>0.84338</text:p>
              </table:table-cell>
              <table:table-cell office:value-type="float" office:value="0.1">
                <text:p>0.1</text:p>
              </table:table-cell>
              <table:table-cell office:value-type="float" office:value="0.82">
                <text:p>0.82</text:p>
              </table:table-cell>
              <table:table-cell office:value-type="float" office:value="0.17">
                <text:p>0.17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84341">
                <text:p>0.84341</text:p>
              </table:table-cell>
              <table:table-cell office:value-type="float" office:value="0.1">
                <text:p>0.1</text:p>
              </table:table-cell>
              <table:table-cell office:value-type="float" office:value="0.82">
                <text:p>0.82</text:p>
              </table:table-cell>
              <table:table-cell office:value-type="float" office:value="0.17">
                <text:p>0.17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84762">
                <text:p>0.84762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18">
                <text:p>0.1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84799">
                <text:p>0.8479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17">
                <text:p>0.1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84959">
                <text:p>0.84959</text:p>
              </table:table-cell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73">
                <text:p>0.7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84627">
                <text:p>0.84627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84772">
                <text:p>0.84772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7">
                <text:p>0.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